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0715cd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0715cd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L54 - hi rose! <text:s/>wow, i did not expect to find you here!</text:p>
      <text:p text:style-name="P1">heh... what?</text:p>
      <text:p text:style-name="P1">also, why are you all gray like that? <text:s/>you look weird.</text:p>
      <text:p text:style-name="P1">rose, i can't understand a word you are saying. <text:s/>it is a lot of sillyspeak and gobbledygook.</text:p>
      <text:p text:style-name="P1">mdark!!!</text:p>
      <text:p text:style-name="P1">i told you rose. <text:s/>i warned you about... what did you call them? <text:s/>the broodfester throes?</text:p>
      <text:p text:style-name="P1">it's ok rose, don't worry. we will find a cure for your stubborn throes.</text:p>
      <text:p text:style-name="P1">but i'm still trying to find our parents! <text:s/>i thought my dad might have come to this castle to check out that huge black rain cloud.</text:p>
      <text:p text:style-name="P1">did you see the cloud, rose? <text:s/>it's pretty awesome.</text:p>
      <text:p text:style-name="P1">what? <text:s/>you sound kind of upset. <text:s/>what is it, rose?</text:p>
      <text:p text:style-name="P1">wait, are you talking about our parents?</text:p>
      <text:p text:style-name="P1">oh man... you mean, they're here?!</text:p>
      <text:p text:style-name="P1">are you saying they are in trouble??</text:p>
      <text:p text:style-name="P1">oh no! <text:s/>rose, we have to go help them!</text:p>
      <text:p text:style-name="P1">yes, i am frustrated too. <text:s/>but there is no time for such lamentations!</text:p>
      <text:p text:style-name="P1">do you think you can find them again?</text:p>
      <text:p text:style-name="P1">great! <text:s/>i can't wait to see my dad. <text:s/>it feels like it's been forever since i saw him.</text:p>
      <text:p text:style-name="P1">please lead the way, rose!</text:p>
      <text:p text:style-name="P1">RL55 - oh no! <text:s/>What happened here?</text:p>
      <text:p text:style-name="P1">was it jack? <text:s/>are you saying it was jack, rose?</text:p>
      <text:p text:style-name="P1">what's that, rose? <text:s/>are you getting aggravated that i am talking to you kind of like you are a dog?</text:p>
      <text:p text:style-name="P1">that is a really nice pillow, by the way.</text:p>
      <text:p text:style-name="P1">it goes well with your weird dark skin and gothy ensemble.</text:p>
      <text:p text:style-name="P1"><text:soft-page-break/>you're welcome!</text:p>
      <text:p text:style-name="P1">RL56 - by the way, did you know that karkat thinks we are supposed to get married?</text:p>
      <text:p text:style-name="P1">wait! i hope that didn't come off as a proposal or anything!</text:p>
      <text:p text:style-name="P1">sorry, i'm just making conversation.</text:p>
      <text:p text:style-name="P1">i guess i am a little nervous...</text:p>
      <text:p text:style-name="P1">because technically, this is the first time we have ever met, and also, you are talking like an eldritch monster, so i'm kind of babbling.</text:p>
      <text:p text:style-name="P1">we don't actually have to get married, though. <text:s/>i mean, not if you don't want to.</text:p>
      <text:p text:style-name="P1">heheh. <text:s/>ok, i'll shut up now.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32" meta:word-count="340" meta:character-count="1732"/>
    <meta:generator>OpenOffice/4.1.2$Win32 OpenOffice.org_project/412m3$Build-9782</meta:generator>
  </office:meta>
</office:document-meta>
</file>